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9.02mm"/>
    </style:style>
    <style:style style:name="co2" style:family="table-column">
      <style:table-column-properties fo:break-before="auto" style:column-width="50.92mm"/>
    </style:style>
    <style:style style:name="co3" style:family="table-column">
      <style:table-column-properties fo:break-before="auto" style:column-width="90.95mm"/>
    </style:style>
    <style:style style:name="co4" style:family="table-column">
      <style:table-column-properties fo:break-before="auto" style:column-width="83.06mm"/>
    </style:style>
    <style:style style:name="co5" style:family="table-column">
      <style:table-column-properties fo:break-before="auto" style:column-width="89.59mm"/>
    </style:style>
    <style:style style:name="co6" style:family="table-column">
      <style:table-column-properties fo:break-before="auto" style:column-width="22.58mm"/>
    </style:style>
    <style:style style:name="ro1" style:family="table-row">
      <style:table-row-properties style:row-height="23.16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9d2e9"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Page + lignes de codes testées</text:p>
          </table:table-cell>
          <table:table-cell table:style-name="ce1" office:value-type="string" calcext:value-type="string">
            <text:p>Fonction testée</text:p>
          </table:table-cell>
          <table:table-cell table:style-name="ce1" office:value-type="string" calcext:value-type="string">
            <text:p>Résultat attendu</text:p>
          </table:table-cell>
          <table:table-cell table:style-name="ce1" office:value-type="string" calcext:value-type="string">
            <text:p>Comment vérifier le résultat attendu</text:p>
          </table:table-cell>
          <table:table-cell table:style-name="ce1" office:value-type="string" calcext:value-type="string">
            <text:p>Problème possible</text:p>
          </table:table-cell>
          <table:table-cell table:number-columns-repeated="1019"/>
        </table:table-row>
        <table:table-row table:style-name="ro1">
          <table:table-cell table:style-name="ce2" office:value-type="string" calcext:value-type="string">
            <text:p>data.js, lignes 20 à 29</text:p>
          </table:table-cell>
          <table:table-cell table:style-name="ce2" office:value-type="string" calcext:value-type="string">
            <text:p>getData</text:p>
          </table:table-cell>
          <table:table-cell table:style-name="ce2" office:value-type="string" calcext:value-type="string">
            <text:p>Les données de l’API sont renvoyées sous forme d’un tableau (product)</text:p>
          </table:table-cell>
          <table:table-cell table:style-name="ce2" office:value-type="string" calcext:value-type="string">
            <text:p>Faire un console.log de la donnée renvoyée (product) et vérifier que toutes les données de l’api s’y trouvent</text:p>
          </table:table-cell>
          <table:table-cell table:style-name="ce2" office:value-type="string" calcext:value-type="string">
            <text:p>La donnée pourrait ne pas être traitée (renvoyer une chaine de caractère et non un tableau), ou ne rien retourner</text:p>
          </table:table-cell>
          <table:table-cell table:number-columns-repeated="1019"/>
        </table:table-row>
        <table:table-row table:style-name="ro1">
          <table:table-cell table:style-name="ce2" office:value-type="string" calcext:value-type="string">
            <text:p>data.js, lignes 37 à 42</text:p>
          </table:table-cell>
          <table:table-cell table:style-name="ce2" office:value-type="string" calcext:value-type="string">
            <text:p>getById</text:p>
          </table:table-cell>
          <table:table-cell table:style-name="ce2" office:value-type="string" calcext:value-type="string">
            <text:p>Cette fonction nous renvoie les données d’une seule caméra de l’API, en se basant sur l’URL qui contient l’ID de cette dite caméra,</text:p>
          </table:table-cell>
          <table:table-cell table:style-name="ce2" office:value-type="string" calcext:value-type="string">
            <text:p>Faire un console.log sur la page de chaque produit pour vérifier qu’on récupère bien les données du bon produit</text:p>
          </table:table-cell>
          <table:table-cell table:style-name="ce2" office:value-type="string" calcext:value-type="string">
            <text:p>La donnée pourrait ne pas être traitée (renvoyer une chaine de caractère et non un tableau), ou ne rien retourner, ou retourner les données du mauvais objet</text:p>
          </table:table-cell>
          <table:table-cell table:number-columns-repeated="1019"/>
        </table:table-row>
        <table:table-row table:style-name="ro1">
          <table:table-cell table:style-name="ce2" office:value-type="string" calcext:value-type="string">
            <text:p>Cart.js, lignes 110 à 145</text:p>
          </table:table-cell>
          <table:table-cell table:style-name="ce2" office:value-type="string" calcext:value-type="string">
            <text:p>addOrMinusButtons</text:p>
          </table:table-cell>
          <table:table-cell table:style-name="ce2" office:value-type="string" calcext:value-type="string">
            <text:p>Une incrémentation ou décrémentation se fait selon le bouton cliqué, dans le html. L’objet est suppripmé si la quantité devient 0. Le prix total affiché est mis à jour.</text:p>
          </table:table-cell>
          <table:table-cell table:style-name="ce2" office:value-type="string" calcext:value-type="string">
            <text:p>Appeler la fonction avec les boutons appelés + ou - du panier.</text:p>
          </table:table-cell>
          <table:table-cell table:style-name="ce2" office:value-type="string" calcext:value-type="string">
            <text:p>L’incrémentation pourrait ne pas se faire dans le HTML. Si le nom du bouton (passé en paramètre) n’est pas reconnu, rien ne se passera. Le prix total pourrait ne pas se mettre à jour et le prix total aussi.</text:p>
          </table:table-cell>
          <table:table-cell table:number-columns-repeated="1019"/>
        </table:table-row>
        <table:table-row table:style-name="ro1">
          <table:table-cell table:style-name="ce2" office:value-type="string" calcext:value-type="string">
            <text:p>Form.js, lignes 13 à 40</text:p>
          </table:table-cell>
          <table:table-cell table:style-name="ce2" office:value-type="string" calcext:value-type="string">
            <text:p>creditCard</text:p>
          </table:table-cell>
          <table:table-cell table:style-name="ce2" office:value-type="string" calcext:value-type="string">
            <text:p>L’icone de la carte bancaire change selon les chiffres rentrés dans le champs de carte (vérifié par un regex). Si il commence par 0 à 4 = Visa, 5 à 9 = MasterCard. Si on revient sur un champs vide, l’icone de base revient</text:p>
          </table:table-cell>
          <table:table-cell table:style-name="ce2" office:value-type="string" calcext:value-type="string">
            <text:p>Changer les chiffres du champs de carte de paiement dans le formulaire et voir si la carté change accordément à ce qui est attendu</text:p>
          </table:table-cell>
          <table:table-cell table:style-name="ce2" office:value-type="string" calcext:value-type="string">
            <text:p>L’icone de carte pourrait ne pas changer lorsqu’une carte est rentée (probleme de regex ou de classes), ou changer mais donner la mauvaise icône</text:p>
          </table:table-cell>
          <table:table-cell table:number-columns-repeated="1019"/>
        </table:table-row>
        <table:table-row table:style-name="ro1">
          <table:table-cell table:style-name="ce2" office:value-type="string" calcext:value-type="string">
            <text:p>Functions.js, lignes <text:s/>7 à 16</text:p>
          </table:table-cell>
          <table:table-cell table:style-name="ce2" office:value-type="string" calcext:value-type="string">
            <text:p>plusMinusItem</text:p>
          </table:table-cell>
          <table:table-cell table:style-name="ce2" office:value-type="string" calcext:value-type="string">
            <text:p>La fonction incrémente ou décrémente la quantité de la data passée en paramètre de 1. Si 1 est passé en 3ème paramètre, elle incrémente, si 0 elle décrémente.</text:p>
          </table:table-cell>
          <table:table-cell table:style-name="ce2" office:value-type="string" calcext:value-type="string">
            <text:p>Appeler la fonction avec l’objet du localStorage à incrémenter, la clé pour sauvegarder le localStorage, et 0 ou 1 s’il faut incrémenter ou décrémenter</text:p>
          </table:table-cell>
          <table:table-cell table:style-name="ce2" office:value-type="string" calcext:value-type="string">
            <text:p>L’incrémention ou la décrémentaiton pourrait ne pas avoir lieu, ou faire l’inverse de ce qui est demandé. Plusieurs objets pourraient être incrémentés ou décrémentés en même temps.</text:p>
          </table:table-cell>
          <table:table-cell table:number-columns-repeated="1019"/>
        </table:table-row>
        <table:table-row table:style-name="ro1">
          <table:table-cell table:style-name="ce2" office:value-type="string" calcext:value-type="string">
            <text:p>Functions.js, lignes 27 à 34</text:p>
          </table:table-cell>
          <table:table-cell table:style-name="ce2" office:value-type="string" calcext:value-type="string">
            <text:p>deleteFromCart</text:p>
          </table:table-cell>
          <table:table-cell table:style-name="ce2" office:value-type="string" calcext:value-type="string">
            <text:p>La fonction supprime l’objet correspondant à la lentille passée en paramètre (chaque objet dans le localStorage a une lentille unique) du local Storage.</text:p>
          </table:table-cell>
          <table:table-cell table:style-name="ce2" office:value-type="string" calcext:value-type="string">
            <text:p>Appeler la fonction avec en paramètres un type de lentille (se trouvant déjà dans le panier) et le localStorage où se trouve l’objet à supprimer</text:p>
          </table:table-cell>
          <table:table-cell table:style-name="ce2" office:value-type="string" calcext:value-type="string">
            <text:p>L’objet pourrait ne pas être supprimé, un autre objet pourrait être supprimé à la place</text:p>
          </table:table-cell>
          <table:table-cell table:number-columns-repeated="1019"/>
        </table:table-row>
        <table:table-row table:style-name="ro1">
          <table:table-cell table:style-name="ce2" office:value-type="string" calcext:value-type="string">
            <text:p>Functions.js, lignes 40 à 49</text:p>
          </table:table-cell>
          <table:table-cell table:style-name="ce2" office:value-type="string" calcext:value-type="string">
            <text:p>getTotalPrice</text:p>
          </table:table-cell>
          <table:table-cell table:style-name="ce2" office:value-type="string" calcext:value-type="string">
            <text:p>La fonction donne le prix total du panier en se basant sur les informations enregistrées dans le local Storage.</text:p>
          </table:table-cell>
          <table:table-cell table:style-name="ce2" office:value-type="string" calcext:value-type="string">
            <text:p>Ajouter des produits dans le localStorage, ajouter de la quantité aux produits, et vérifier que la fonction retourne à chaque fois le bon résultat (en appelant la fonction, un console log, ou en regardant le prix total affiché dans la page panier)</text:p>
          </table:table-cell>
          <table:table-cell table:style-name="ce2" office:value-type="string" calcext:value-type="string">
            <text:p>Le résultat pourrait être erroné ou nul, ne pas être mis à jour si on change les données du localStorage (ajouter ou retirer des produits)</text:p>
          </table:table-cell>
          <table:table-cell table:number-columns-repeated="1019"/>
        </table:table-row>
        <table:table-row table:style-name="ro1">
          <table:table-cell table:style-name="ce2" office:value-type="string" calcext:value-type="string">
            <text:p>Functions.js, lignes 53 à 57</text:p>
          </table:table-cell>
          <table:table-cell table:style-name="ce2" office:value-type="string" calcext:value-type="string">
            <text:p>lenseListener</text:p>
          </table:table-cell>
          <table:table-cell table:style-name="ce2" office:value-type="string" calcext:value-type="string">
            <text:p>La fonction retourne le type de lentille sélectionné</text:p>
          </table:table-cell>
          <table:table-cell table:style-name="ce2" office:value-type="string" calcext:value-type="string">
            <text:p>Appeler la fonction et voir si la valeur de retour est bien la lentille qui a été selectionnée</text:p>
          </table:table-cell>
          <table:table-cell table:style-name="ce2" office:value-type="string" calcext:value-type="string">
            <text:p>Le resultat retourné pourrait ne pas être le bon ou ne rien retourner</text:p>
          </table:table-cell>
          <table:table-cell table:number-columns-repeated="1019"/>
        </table:table-row>
        <table:table-row table:style-name="ro1" table:number-rows-repeated="2">
          <table:table-cell table:style-name="Default" table:number-columns-repeated="5"/>
          <table:table-cell table:number-columns-repeated="1019"/>
        </table:table-row>
        <table:table-row table:style-name="ro1" table:number-rows-repeated="6">
          <table:table-cell table:style-name="ce2" table:number-columns-repeated="5"/>
          <table:table-cell table:number-columns-repeated="1019"/>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CA"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08P0" style:volatile="true" number:language="fr" number:country="CA">
      <number:number number:decimal-places="0" loext:min-decimal-places="0" number:min-integer-digits="1" number:grouping="true"/>
      <number:text> </number:text>
      <number:currency-symbol/>
      <number:text> </number:text>
    </number:currency-style>
    <number:currency-style style:name="N10108" number:language="fr" number:country="CA">
      <number:text>(</number:text>
      <number:number number:decimal-places="0" loext:min-decimal-places="0" number:min-integer-digits="1" number:grouping="true"/>
      <number:text> </number:text>
      <number:currency-symbol/>
      <number:text>)</number:text>
      <style:map style:condition="value()&gt;=0" style:apply-style-name="N10108P0"/>
    </number:currency-style>
    <number:currency-style style:name="N10109P0" style:volatile="true" number:language="fr" number:country="CA">
      <number:number number:decimal-places="0" loext:min-decimal-places="0" number:min-integer-digits="1" number:grouping="true"/>
      <number:text> </number:text>
      <number:currency-symbol/>
      <number:text> </number:text>
    </number:currency-style>
    <number:currency-style style:name="N10109" number:language="fr" number:country="CA">
      <style:text-properties fo:color="#ff0000"/>
      <number:text>(</number:text>
      <number:number number:decimal-places="0" loext:min-decimal-places="0" number:min-integer-digits="1" number:grouping="true"/>
      <number:text> </number:text>
      <number:currency-symbol/>
      <number:text>)</number:text>
      <style:map style:condition="value()&gt;=0" style:apply-style-name="N10109P0"/>
    </number:currency-style>
    <number:currency-style style:name="N10111P0" style:volatile="true" number:language="fr" number:country="CA">
      <number:number number:decimal-places="2" loext:min-decimal-places="2" number:min-integer-digits="1" number:grouping="true"/>
      <number:text> </number:text>
      <number:currency-symbol/>
      <number:text> </number:text>
    </number:currency-style>
    <number:currency-style style:name="N10111" number:language="fr" number:country="CA">
      <number:text>(</number:text>
      <number:number number:decimal-places="2" loext:min-decimal-places="2" number:min-integer-digits="1" number:grouping="true"/>
      <number:text> </number:text>
      <number:currency-symbol/>
      <number:text>)</number:text>
      <style:map style:condition="value()&gt;=0" style:apply-style-name="N10111P0"/>
    </number:currency-style>
    <number:currency-style style:name="N10112P0" style:volatile="true" number:language="fr" number:country="CA">
      <number:number number:decimal-places="2" loext:min-decimal-places="2" number:min-integer-digits="1" number:grouping="true"/>
      <number:text> </number:text>
      <number:currency-symbol/>
      <number:text> </number:text>
    </number:currency-style>
    <number:currency-style style:name="N10112" number:language="fr" number:country="CA">
      <style:text-properties fo:color="#ff0000"/>
      <number:text>(</number:text>
      <number:number number:decimal-places="2" loext:min-decimal-places="2" number:min-integer-digits="1" number:grouping="true"/>
      <number:text> </number:text>
      <number:currency-symbol/>
      <number:text>)</number:text>
      <style:map style:condition="value()&gt;=0" style:apply-style-name="N10112P0"/>
    </number:currency-style>
    <number:date-style style:name="N10113" number:language="fr" number:country="CA">
      <number:day number:style="long"/>
      <number:text>-</number:text>
      <number:month number:textual="true"/>
      <number:text>-</number:text>
      <number:year/>
    </number:date-style>
    <number:date-style style:name="N10114" number:language="fr" number:country="CA">
      <number:day number:style="long"/>
      <number:text>-</number:text>
      <number:month number:textual="true"/>
    </number:date-style>
    <number:date-style style:name="N10115" number:language="fr" number:country="CA">
      <number:month number:textual="true"/>
      <number:text>-</number:text>
      <number:year/>
    </number:date-style>
    <number:time-style style:name="N10116" number:language="fr" number:country="CA">
      <number:hours/>
      <number:text>:</number:text>
      <number:minutes number:style="long"/>
      <number:text> </number:text>
      <number:am-pm/>
    </number:time-style>
    <number:time-style style:name="N10117" number:language="fr" number:country="CA">
      <number:hours/>
      <number:text>:</number:text>
      <number:minutes number:style="long"/>
      <number:text>:</number:text>
      <number:seconds number:style="long"/>
      <number:text> </number:text>
      <number:am-pm/>
    </number:time-style>
    <number:number-style style:name="N10119P0" style:volatile="true" number:language="fr" number:country="CA">
      <number:number number:decimal-places="0" loext:min-decimal-places="0" number:min-integer-digits="1" number:grouping="true"/>
      <number:text>    </number:text>
    </number:number-style>
    <number:number-style style:name="N10119" number:language="fr" number:country="CA">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CA">
      <number:number number:decimal-places="0" loext:min-decimal-places="0" number:min-integer-digits="1" number:grouping="true"/>
      <number:text>    </number:text>
    </number:number-style>
    <number:number-style style:name="N10120" number:language="fr" number:country="CA">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CA">
      <number:number number:decimal-places="2" loext:min-decimal-places="2" number:min-integer-digits="1" number:grouping="true"/>
      <number:text>    </number:text>
    </number:number-style>
    <number:number-style style:name="N10122" number:language="fr" number:country="CA">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CA">
      <number:number number:decimal-places="2" loext:min-decimal-places="2" number:min-integer-digits="1" number:grouping="true"/>
      <number:text>    </number:text>
    </number:number-style>
    <number:number-style style:name="N10123" number:language="fr" number:country="CA">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CA">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CA">
      <loext:text> </loext:text>
      <loext:fill-character> </loext:fill-character>
      <number:text>(</number:text>
      <number:number number:decimal-places="0" loext:min-decimal-places="0" number:min-integer-digits="1" number:grouping="true"/>
      <number:text>)    </number:text>
    </number:number-style>
    <number:number-style style:name="N10127P2" style:volatile="true" number:language="fr" number:country="CA">
      <loext:text> </loext:text>
      <loext:fill-character> </loext:fill-character>
      <number:text>-     </number:text>
    </number:number-style>
    <number:text-style style:name="N10127" number:language="fr" number:country="CA">
      <number:text> </number:text>
      <number:text-content/>
      <number:text> </number:text>
      <style:map style:condition="value()&gt;0" style:apply-style-name="N10127P0"/>
      <style:map style:condition="value()&lt;0" style:apply-style-name="N10127P1"/>
      <style:map style:condition="value()=0" style:apply-style-name="N10127P2"/>
    </number:text-style>
    <number:currency-style style:name="N10131P0" style:volatile="true" number:language="fr" number:country="CA">
      <loext:text> </loext:text>
      <loext:fill-character> </loext:fill-character>
      <number:number number:decimal-places="0" loext:min-decimal-places="0" number:min-integer-digits="1" number:grouping="true" number:display-factor="1000"/>
      <number:text> </number:text>
      <number:currency-symbol/>
      <number:text> </number:text>
    </number:currency-style>
    <number:currency-style style:name="N10131P1" style:volatile="true" number:language="fr" number:country="CA">
      <loext:text> </loext:text>
      <loext:fill-character> </loext:fill-character>
      <number:text>(</number:text>
      <number:number number:decimal-places="0" loext:min-decimal-places="0" number:min-integer-digits="1" number:grouping="true"/>
      <number:text>) </number:text>
      <number:currency-symbol/>
      <number:text> </number:text>
    </number:currency-style>
    <number:currency-style style:name="N10131P2" style:volatile="true" number:language="fr" number:country="CA">
      <loext:text> </loext:text>
      <loext:fill-character> </loext:fill-character>
      <number:text>-  </number:text>
      <number:currency-symbol/>
      <number:text> </number:text>
    </number:currency-style>
    <number:text-style style:name="N10131" number:language="fr" number:country="CA">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CA">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CA">
      <loext:text> </loext:text>
      <loext:fill-character> </loext:fill-character>
      <number:text>(</number:text>
      <number:number number:decimal-places="2" loext:min-decimal-places="2" number:min-integer-digits="1" number:grouping="true"/>
      <number:text>)    </number:text>
    </number:number-style>
    <number:number-style style:name="N10135P2" style:volatile="true" number:language="fr" number:country="CA">
      <loext:text> </loext:text>
      <loext:fill-character> </loext:fill-character>
      <number:text>-</number:text>
      <number:number number:decimal-places="0" loext:min-decimal-places="0" number:min-integer-digits="0"/>
      <number:text>     </number:text>
    </number:number-style>
    <number:text-style style:name="N10135" number:language="fr" number:country="CA">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9P0" style:volatile="true" number:language="fr" number:country="CA">
      <loext:text> </loext:text>
      <loext:fill-character> </loext:fill-character>
      <number:number number:decimal-places="2" loext:min-decimal-places="2" number:min-integer-digits="1" number:grouping="true" number:display-factor="1000"/>
      <number:text> </number:text>
      <number:currency-symbol/>
      <number:text> </number:text>
    </number:currency-style>
    <number:currency-style style:name="N10139P1" style:volatile="true" number:language="fr" number:country="CA">
      <loext:text> </loext:text>
      <loext:fill-character> </loext:fill-character>
      <number:text>(</number:text>
      <number:number number:decimal-places="2" loext:min-decimal-places="2" number:min-integer-digits="1" number:grouping="true"/>
      <number:text>) </number:text>
      <number:currency-symbol/>
      <number:text> </number:text>
    </number:currency-style>
    <number:currency-style style:name="N10139P2" style:volatile="true" number:language="fr" number:country="CA">
      <loext:text> </loext:text>
      <loext:fill-character> </loext:fill-character>
      <number:text>-</number:text>
      <number:number number:decimal-places="0" loext:min-decimal-places="0" number:min-integer-digits="0" number:display-factor="1000"/>
      <number:text> </number:text>
      <number:currency-symbol/>
      <number:text> </number:text>
    </number:currency-style>
    <number:text-style style:name="N10139" number:language="fr" number:country="CA">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1:22:15.3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14:58:24.932000000</meta:creation-date>
    <dc:date>2021-05-13T11:23:28.235000000</dc:date>
    <meta:editing-duration>PT3H32M15S</meta:editing-duration>
    <meta:editing-cycles>29</meta:editing-cycles>
    <meta:generator>LibreOffice/6.2.4.2$Windows_X86_64 LibreOffice_project/2412653d852ce75f65fbfa83fb7e7b669a126d64</meta:generator>
    <meta:document-statistic meta:table-count="1" meta:cell-count="45" meta:object-count="0"/>
  </office:meta>
</office:document-meta>
</file>